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398d" officeooo:paragraph-rsid="0012398d"/>
    </style:style>
    <style:style style:name="P2" style:family="paragraph" style:parent-style-name="Standard">
      <style:paragraph-properties fo:text-align="start" style:justify-single-word="false"/>
      <style:text-properties officeooo:rsid="0012398d" officeooo:paragraph-rsid="00137c4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98d" officeooo:paragraph-rsid="0012398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398d" officeooo:paragraph-rsid="001239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fb07" officeooo:paragraph-rsid="0014fb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398d" officeooo:paragraph-rsid="001239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54d" officeooo:paragraph-rsid="0015154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0bc4" officeooo:paragraph-rsid="00250bc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37c4f" officeooo:paragraph-rsid="0014fb07"/>
    </style:style>
    <style:style style:name="P10" style:family="paragraph" style:parent-style-name="Standard">
      <style:paragraph-properties fo:text-align="start" style:justify-single-word="false"/>
      <style:text-properties officeooo:rsid="0014fb07" officeooo:paragraph-rsid="0014fb07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2398d" officeooo:paragraph-rsid="0012398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2398d" officeooo:paragraph-rsid="0017e344"/>
    </style:style>
    <style:style style:name="P13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officeooo:rsid="0012398d" officeooo:paragraph-rsid="0012398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underline-style="none" officeooo:rsid="0015154d" officeooo:paragraph-rsid="0017e344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28bfda" officeooo:paragraph-rsid="0028bfda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b464" officeooo:paragraph-rsid="001ab464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6616c" officeooo:paragraph-rsid="0015154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d083" officeooo:paragraph-rsid="002ad08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54d" officeooo:paragraph-rsid="0015154d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50bc4" officeooo:paragraph-rsid="00250bc4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bfda" officeooo:paragraph-rsid="0028bfda" style:font-weight-asian="normal" style:font-weight-complex="normal"/>
    </style:style>
    <style:style style:name="T1" style:family="text">
      <style:text-properties officeooo:rsid="0015154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154d"/>
    </style:style>
    <style:style style:name="T4" style:family="text">
      <style:text-properties officeooo:rsid="00158529"/>
    </style:style>
    <style:style style:name="T5" style:family="text">
      <style:text-properties officeooo:rsid="0017bc47"/>
    </style:style>
    <style:style style:name="T6" style:family="text">
      <style:text-properties officeooo:rsid="00189c4f"/>
    </style:style>
    <style:style style:name="T7" style:family="text">
      <style:text-properties officeooo:rsid="001ab464"/>
    </style:style>
    <style:style style:name="T8" style:family="text">
      <style:text-properties officeooo:rsid="001c344d"/>
    </style:style>
    <style:style style:name="T9" style:family="text">
      <style:text-properties officeooo:rsid="001d9401"/>
    </style:style>
    <style:style style:name="T10" style:family="text">
      <style:text-properties officeooo:rsid="001f7028"/>
    </style:style>
    <style:style style:name="T11" style:family="text">
      <style:text-properties officeooo:rsid="0020f588"/>
    </style:style>
    <style:style style:name="T12" style:family="text">
      <style:text-properties officeooo:rsid="00211645"/>
    </style:style>
    <style:style style:name="T13" style:family="text">
      <style:text-properties officeooo:rsid="0022fec2"/>
    </style:style>
    <style:style style:name="T14" style:family="text">
      <style:text-properties officeooo:rsid="002607cf"/>
    </style:style>
    <style:style style:name="T15" style:family="text">
      <style:text-properties officeooo:rsid="0027b4c3"/>
    </style:style>
    <style:style style:name="T16" style:family="text">
      <style:text-properties officeooo:rsid="0028bfda"/>
    </style:style>
    <style:style style:name="T17" style:family="text">
      <style:text-properties officeooo:rsid="002a3bae"/>
    </style:style>
    <style:style style:name="T18" style:family="text">
      <style:text-properties officeooo:rsid="002ad083"/>
    </style:style>
    <style:style style:name="T19" style:family="text">
      <style:text-properties officeooo:rsid="002c0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 of i2c_passthru module</text:p>
      <text:p text:style-name="P3"/>
      <text:p text:style-name="P6"/>
      <text:p text:style-name="P4">Basic behavior</text:p>
      <text:p text:style-name="P1">i2c_passthru module <text:span text:style-name="T8">connects two i2c channels together through an</text:span> FPGA or any CMOS buffered based device.</text:p>
      <text:p text:style-name="P1"/>
      <text:p text:style-name="P1"><text:span text:style-name="T17">i2c_passthru </text:span>supports masters <text:span text:style-name="T17">and clock stretching</text:span> on either <text:span text:style-name="T8">channel</text:span>. <text:s/>While it does support master on either <text:span text:style-name="T8">channel</text:span>, it does not support <text:span text:style-name="T17">multi master arbitration</text:span>. <text:s/><text:span text:style-name="T13">In case of multi master arbitration and i2c_passthru begins receiving master transactions from both channels simultaneously, i2c_passthru will simply disconnect the channels and wait for both busses to be idle before reconnecting.</text:span></text:p>
      <text:p text:style-name="P1"/>
      <text:p text:style-name="P19">Design</text:p>
      <text:p text:style-name="P18">The first channel that receives a start transaction from idle is treated as the master channel by i2c_passthru.</text:p>
      <text:p text:style-name="P7"/>
      <text:p text:style-name="P7">After this i2c_passthru keeps track of which <text:span text:style-name="T8">channel</text:span> should be transmitting <text:span text:style-name="T18">and receiving </text:span>data for any particular bit. <text:s/><text:span text:style-name="T4">If i2c_passthru begins receiving data on a channel at an unexpected time this is considered unexpected behavior and is detailed in the next section.</text:span></text:p>
      <text:p text:style-name="P7"/>
      <text:p text:style-name="P8">Bits are received on the expected channel, and then transmitted over to the other channel. <text:s/></text:p>
      <text:p text:style-name="P8"/>
      <text:p text:style-name="P20">For example, <text:s/>if a master on channel A wants to read from a slave on channel B then <text:span text:style-name="T19">the master on </text:span>channel A will begin by transmitting a start event, followed by 7bits of address, and then a read/write bit. <text:s/>i2c_passthru will receive this data on channel A and begin transmiting it over onto channel B for the slave to receive. <text:s/>The slave is allowed to clock stretch at any point during this time, and this will cause i2c_passthru to clock stretch the master on the following bit until the slave stops clock stretching and completes the previous bit.</text:p>
      <text:p text:style-name="P20"/>
      <text:p text:style-name="P20">Following the read/write bit the slave on channel B is allowed to respond on the ack bit. <text:s/>During this time <text:span text:style-name="T14">the master</text:span> is clock stretched by i2c_passthru, and i2c_passthru sends a clock pulse <text:span text:style-name="T15">to</text:span> <text:span text:style-name="T15">slave to receive the slave's ack bit</text:span>. <text:s/><text:span text:style-name="T19">The slave</text:span> is also allowed to clock stretch during this time, which simply delays everything.</text:p>
      <text:p text:style-name="P20"/>
      <text:p text:style-name="P21">For the 7bits of address and the read/write bit the master is transmitting every bit. <text:s/>During this time if the slave pulls the sda line low during any of these bits this is treated as unexpected behavior. <text:s/></text:p>
      <text:p text:style-name="P21"/>
      <text:p text:style-name="P21">Similarly during the ack bit <text:span text:style-name="T19">i2c passthru is receiving from the </text:span>slave. <text:s/>If the master pulls the sda line low during this bit this is treated as unexpected behavior.</text:p>
      <text:p text:style-name="P21"/>
      <text:p text:style-name="P21">This same logic continues into the data portion of the transaction, where i2c_passthru always keeps tracks of which side should be transmitting for any bit.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">Dealing with Unexpected behavior</text:p>
      <text:p text:style-name="P10"/>
      <text:p text:style-name="P9"><text:span text:style-name="T5">For robustness </text:span>i2c_passthru checks the bus for unexpected behavior and will disconnect and recover when needed. <text:span text:style-name="T6">In this way</text:span> i2c_passthru can be considered robust.</text:p>
      <text:p text:style-name="P1"/>
      <text:p text:style-name="P1"><text:span text:style-name="T16">M</text:span>aster arbitration across the module is technically not supported, <text:span text:style-name="T16">but</text:span> the module has mechanisms available to disconnect the i2c bus and recover from this situation.</text:p>
      <text:p text:style-name="P1"/>
      <text:p text:style-name="P2"/>
      <text:p text:style-name="P1"><text:span text:style-name="T7">i2c_passthru</text:span> can disconnect the bus if any of the conditions below are met:</text:p>
      <text:p text:style-name="P1"/>
      <text:p text:style-name="P12">1)<text:span text:style-name="T2"> scl low timeout exceeded.</text:span></text:p>
      <text:p text:style-name="P12">If the scl <text:span text:style-name="T19">or sda </text:span>is stuck low on either <text:span text:style-name="T9">channel</text:span> beyond the timeout i2c_passthru will disconnect the bus. <text:s/><text:span text:style-name="T19">This parameter should be set relatively high (recommend 10ms or more).</text:span></text:p>
      <text:p text:style-name="P11"/>
      <text:p text:style-name="P12">2<text:span text:style-name="T2">) slave unexpectedly controls sda </text:span><text:span text:style-name="T3">or scl</text:span><text:span text:style-name="T2"> line.</text:span></text:p>
      <text:p text:style-name="P12"><text:s/>i2c_passthru decides which <text:span text:style-name="T9">channel</text:span> is the slave at the beginning of a transaction. <text:s/>If the slave <text:span text:style-name="T10">channel</text:span> controls the sda line when it isn't expected i2c_passthru will disconnect the bus. <text:span text:style-name="T1">If the slave brings the scl line low from a high state then i2c_passthru will disconnect the bus.</text:span> <text:s/>For example: if during the address phase the slave pulls the sda line low when it should be high the bus will be disconnected.</text:p>
      <text:p text:style-name="P11"/>
      <text:p text:style-name="P12">3) <text:span text:style-name="T3">master unexpectedly controls sda line.</text:span></text:p>
      <text:p text:style-name="P14">If the master <text:span text:style-name="T8">channel</text:span> controls the sda line when it isn't expected i2c_passthru will disconnect the bus. <text:s/>For example, <text:span text:style-name="T12">if during a master i2c read byte the master brings the sda line low while it is expected high then the bus will be disconnected.</text:span></text:p>
      <text:p text:style-name="P13"/>
      <text:p text:style-name="P16">After a disconnect event, i2c_passthru will reconnect the bus only once both channels are idle. <text:s/>An i2c channel <text:span text:style-name="T11">is considered idle if the scl high timeout has been exceeded, or a control stop bit has been detected on that 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5:18:30.411000000</meta:creation-date>
    <dc:date>2021-09-11T12:16:28.966000000</dc:date>
    <meta:editing-duration>PT4H10M49S</meta:editing-duration>
    <meta:editing-cycles>22</meta:editing-cycles>
    <meta:generator>LibreOffice/5.0.4.2$Windows_X86_64 LibreOffice_project/2b9802c1994aa0b7dc6079e128979269cf95bc78</meta:generator>
    <meta:document-statistic meta:table-count="0" meta:image-count="0" meta:object-count="0" meta:page-count="2" meta:paragraph-count="24" meta:word-count="671" meta:character-count="4039" meta:non-whitespace-character-count="3372"/>
  </office:meta>
</office:document-meta>
</file>